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system" style:font-pitch="variable" svg:panose-1="0 0 4 0 0 0 0 0 0 0"/>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Helvetica" fo:color="#DCDDDE" fo:font-size="11.5pt" style:font-size-asian="11.5pt" style:font-size-complex="11.5pt" fo:background-color="#36393F"/>
    </style:style>
    <style:style style:name="T3" style:parent-style-name="DefaultParagraphFont" style:family="text">
      <style:text-properties style:font-name="Helvetica" fo:color="#DCDDDE" fo:font-size="11.5pt" style:font-size-asian="11.5pt" style:font-size-complex="11.5pt" fo:background-color="#36393F"/>
    </style:style>
    <style:style style:name="T4" style:parent-style-name="DefaultParagraphFont" style:family="text">
      <style:text-properties style:text-position="super 66.6%"/>
    </style:style>
    <style:style style:name="P5" style:parent-style-name="Standard" style:family="paragraph">
      <style:paragraph-properties fo:margin-bottom="0.1388in" fo:line-height="115%"/>
      <style:text-properties style:font-name="Calibri" style:font-name-asian="Calibri" style:font-name-complex="Calibri" fo:font-size="11pt" style:font-size-asian="11pt"/>
    </style:style>
    <style:style style:name="P6" style:parent-style-name="Standard" style:family="paragraph">
      <style:paragraph-properties fo:margin-bottom="0.1388in" fo:line-height="115%"/>
      <style:text-properties style:font-name="Calibri" style:font-name-asian="Calibri" style:font-name-complex="Calibri" fo:font-size="11pt" style:font-size-asian="11pt"/>
    </style:style>
    <style:style style:name="P7" style:parent-style-name="Standard" style:family="paragraph">
      <style:paragraph-properties fo:margin-bottom="0.1388in" fo:line-height="115%"/>
      <style:text-properties style:font-name="Calibri" style:font-name-asian="Calibri" style:font-name-complex="Calibri" fo:font-size="11pt" style:font-size-asian="11pt"/>
    </style:style>
    <style:style style:name="P8" style:parent-style-name="Standard" style:family="paragraph">
      <style:paragraph-properties fo:margin-bottom="0.1388in" fo:line-height="115%"/>
      <style:text-properties style:font-name="Calibri" style:font-name-asian="Calibri" style:font-name-complex="Calibri" fo:font-size="11pt" style:font-size-asian="11pt"/>
    </style:style>
    <style:style style:name="P9" style:parent-style-name="Standard" style:family="paragraph">
      <style:paragraph-properties fo:margin-bottom="0.1388in" fo:line-height="115%"/>
      <style:text-properties style:font-name="Calibri" style:font-name-asian="Calibri" style:font-name-complex="Calibri" fo:font-size="11pt" style:font-size-asian="11pt"/>
    </style:style>
    <style:style style:name="P10" style:parent-style-name="Standard" style:family="paragraph">
      <style:paragraph-properties fo:margin-bottom="0.1388in" fo:line-height="115%"/>
      <style:text-properties style:font-name="Calibri" style:font-name-asian="Calibri" style:font-name-complex="Calibri" fo:font-size="11pt" style:font-size-asian="11pt"/>
    </style:style>
    <style:style style:name="P11" style:parent-style-name="Standard" style:family="paragraph">
      <style:paragraph-properties fo:margin-bottom="0.1388in" fo:line-height="115%"/>
      <style:text-properties style:font-name="Calibri" style:font-name-asian="Calibri" style:font-name-complex="Calibri" fo:font-size="11pt" style:font-size-asian="11pt"/>
    </style:style>
    <style:style style:name="P12" style:parent-style-name="Standard" style:family="paragraph">
      <style:paragraph-properties fo:margin-bottom="0.1388in" fo:line-height="115%"/>
      <style:text-properties style:font-name="Calibri" style:font-name-asian="Calibri" style:font-name-complex="Calibri" fo:font-size="11pt" style:font-size-asian="11pt"/>
    </style:style>
    <style:style style:name="P13" style:parent-style-name="Standard" style:family="paragraph">
      <style:paragraph-properties fo:margin-bottom="0.1388in" fo:line-height="115%"/>
      <style:text-properties style:font-name="Calibri" style:font-name-asian="Calibri" style:font-name-complex="Calibri" fo:font-size="11pt" style:font-size-asian="11pt"/>
    </style:style>
    <style:style style:name="P14" style:parent-style-name="Standard" style:family="paragraph">
      <style:paragraph-properties fo:margin-bottom="0.1388in" fo:line-height="115%"/>
      <style:text-properties style:font-name="Calibri" style:font-name-asian="Calibri" style:font-name-complex="Calibri" fo:font-size="11pt" style:font-size-asian="11pt"/>
    </style:style>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paragraph-properties fo:margin-left="0.5in">
        <style:tab-stops/>
      </style:paragraph-properties>
    </style:style>
    <style:style style:name="P19" style:parent-style-name="Standard" style:family="paragraph">
      <style:paragraph-properties fo:margin-left="0.5in">
        <style:tab-stops/>
      </style:paragraph-properties>
    </style:style>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paragraph-properties fo:margin-left="0.5in">
        <style:tab-stops/>
      </style:paragraph-properties>
    </style:style>
    <style:style style:name="P27" style:parent-style-name="Standard" style:family="paragraph"/>
    <style:style style:name="P28" style:parent-style-name="Standard" style:family="paragraph"/>
    <style:style style:name="T29" style:parent-style-name="DefaultParagraphFont" style:family="text">
      <style:text-properties style:text-position="super 66.6%"/>
    </style:style>
    <style:style style:name="P30" style:parent-style-name="Standard" style:family="paragraph">
      <style:paragraph-properties fo:margin-left="0.5in">
        <style:tab-stops/>
      </style:paragraph-properties>
    </style:style>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T42" style:parent-style-name="DefaultParagraphFont" style:family="text">
      <style:text-properties style:text-position="super 66.6%"/>
    </style:style>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office:automatic-styles>
  <office:body>
    <office:text text:use-soft-page-breaks="true">
      <text:p text:style-name="P1"/>
      <text:p text:style-name="Standard">Chapter 2 of Aweworld. <text:s/></text:p>
      <text:p text:style-name="Standard"/>
      <text:p text:style-name="Standard">Story Summaries.<text:s/></text:p>
      <text:p text:style-name="Standard"/>
      <text:p text:style-name="Standard"/>
      <text:p text:style-name="Standard">Feature ideas<text:s/>(Vore):</text:p>
      <text:p text:style-name="Standard">Valnos? Can fly over a pass. Does so to silence canonbatteries.<text:s/>(Escape from Nowhere)</text:p>
      <text:p text:style-name="Standard"/>
      <text:p text:style-name="Standard">Vore ideas<text:s/>to write:</text:p>
      <text:p text:style-name="Standard"/>
      <text:p text:style-name="Standard">Getting seduced by gryph captain.</text:p>
      <text:p text:style-name="Standard"/>
      <text:p text:style-name="Standard">Eaten by Elda.</text:p>
      <text:p text:style-name="Standard">Eaten by Ljus –</text:p>
      <text:p text:style-name="Standard"><text:span text:style-name="T2">Getting into an arguement with the priest and being eaten by their intitiate</text:span></text:p>
      <text:p text:style-name="Standard"/>
      <text:p text:style-name="Standard">Loosing a fight to a gator.</text:p>
      <text:p text:style-name="Standard"/>
      <text:p text:style-name="Standard">Sea anenomy –</text:p>
      <text:p text:style-name="Standard"><text:span text:style-name="T3">sea anenomy that they find on an island due to low tide. They think its some sort of curious plant, it smells very very nice. Either its kinda smallish so they bring it to the captain for her cabin. Later find it rather rounded and plump. Or its one thats as big as a tree and it manages to lure in and consume and digest the whole crew</text:span></text:p>
      <text:p text:style-name="Standard"/>
      <text:p text:style-name="Standard">Notable new characters:</text:p>
      <text:p text:style-name="Standard"/>
      <text:p text:style-name="Standard">Fleet-Admiral (needs a name) “Newtree”</text:p>
      <text:p text:style-name="Standard">Flag-Captain (Needs a name)</text:p>
      <text:p text:style-name="Standard">Some fleet captains.</text:p>
      <text:p text:style-name="Standard"/>
      <text:p text:style-name="Standard">Wingless. (Just calls himself Wi-less)</text:p>
      <text:p text:style-name="Standard">Gryph mercenary Captain</text:p>
      <text:p text:style-name="Standard">Kingdom liason: Chio</text:p>
      <text:p text:style-name="Standard"/>
      <text:p text:style-name="Standard">Gator Warlord.</text:p>
      <text:p text:style-name="Standard"/>
      <text:p text:style-name="Standard">Drudge diplomat and engineer.</text:p>
      <text:p text:style-name="Standard"/>
      <text:p text:style-name="Standard"><text:s/></text:p>
      <text:p text:style-name="Standard">Summary:</text:p>
      <text:p text:style-name="Standard"/>
      <text:p text:style-name="Standard">Having sailed across the Western sea to reach the Archipelago sea of Thousand Island, Avolc begins her search for the Awe Fleet.</text:p>
      <text:p text:style-name="Standard"/>
      <text:p text:style-name="Standard">There are several Rallying points to investigate that can help her find them. The scout she has recovered on the first island has sombre news about the progress of the fleet. But the information is outdated at best.</text:p>
      <text:p text:style-name="Standard"/>
      <text:p text:style-name="Standard">Avolc has to decide whether to proceed to the next rallying point or follow the hunch of the scout that there would be no one there but possible danger.</text:p>
      <text:p text:style-name="Standard"/>
      <text:p text:style-name="Standard">( Event, decide on where to go. Navpoint 2 or Navpoint 3, which is further away)</text:p>
      <text:p text:style-name="Standard"/>
      <text:p text:style-name="Standard"><text:s/></text:p>
      <text:p text:style-name="Standard">Navpoint 2 has no Ships waiting, but there are signs of temporary encampment on the island. Perhaps clues?</text:p>
      <text:p text:style-name="Standard"/>
      <text:p text:style-name="Standard"/>
      <text:p text:style-name="Standard">Navpoint 3 has another lone scout waiting thats gone somewhat native on the island. Informs that last time he saw the ships was when he was first dropped off, that they are weeks late from picking him up again.</text:p>
      <text:p text:style-name="Standard"/>
      <text:p text:style-name="Standard">Further scout reports give Avolc a clue of the fleets last movements, that they headed toward Port Nowhere, a known tariff free neutral floating trade city located in the heart of the islands.</text:p>
      <text:p text:style-name="Standard"/>
      <text:p text:style-name="Standard"/>
      <text:p text:style-name="Standard">There is still a 4<text:span text:style-name="T4">th</text:span><text:s/>Tertiary rallying point that could be checked out. It was to be used to gather at a certain date that has long passed for the return toward Aweland. But that date has passed, but it might contain more clues.</text:p>
      <text:p text:style-name="Standard">That or head straight toward the heart of Island region and look for the estimated location of the Port from the scouts report.</text:p>
      <text:p text:style-name="Standard"/>
      <text:p text:style-name="Standard">Navpoint 4 has a scuttled Aweship grounded on the beach. While appearing to be a wreck at first, its been thoroughly scavenged and salvaged for anything useful and its deemed to have been intentional. Its damaged from the kind of battle damage The attentive received from its recent battle with Thunder weapons.</text:p>
      <text:p text:style-name="Standard">There are semi-hostile Gryph natives around that seem to avoid contact? You can capture one for information but also possibly stay a while for repairs by taking spare parts and materials of the scuttled ship.</text:p>
      <text:p text:style-name="Standard"/>
      <text:p text:style-name="Standard"/>
      <text:p text:style-name="Standard">A captured Gryph informs that they dont like Awes because they've picked the islands clean of food and only given silver in return, which you cannot eat. A foraging Awe ships use to regularly pass by this region.</text:p>
      <text:p text:style-name="Standard">You can eat the gryph.</text:p>
      <text:p text:style-name="Standard"/>
      <text:p text:style-name="Standard"/>
      <text:p text:style-name="Standard">All thats left is to head toward the Central region where Port-nowhere is thought to be.</text:p>
      <text:p text:style-name="Standard">Here you can choose how to search. <text:s/>Either search the fertile islands. Sail by the largest islands. Or check the area of sandbanks.</text:p>
      <text:p text:style-name="Standard"/>
      <text:p text:style-name="Standard">Fertile islands</text:p>
      <text:p text:style-name="Standard"/>
      <text:p text:style-name="Standard">Its possible to find the foraging Awe ship here if you were quick.</text:p>
      <text:p text:style-name="Standard">They will be happy to see you, though the captain is a brusque and rather unkind female Awe with little regard for non-Awes. They will lead you to the fleet right away.</text:p>
      <text:p text:style-name="Standard"/>
      <text:p text:style-name="Standard">If your arrive late, you will find traces of the foraging ship, islands picked clean and angry and fearful natives that say they have nothing more to give to our kind. They will hint the direction of the fleet.</text:p>
      <text:p text:style-name="Standard"/>
      <text:p text:style-name="Standard"/>
      <text:p text:style-name="Standard">Large islands.</text:p>
      <text:p text:style-name="Standard"/>
      <text:soft-page-break/>
      <text:p text:style-name="Standard">No fleet or port here, but signs of inhabitants. Possible vore endings and possible encounter with enemy ship.</text:p>
      <text:p text:style-name="Standard"/>
      <text:p text:style-name="Standard"/>
      <text:p text:style-name="Standard">Sandbanks.</text:p>
      <text:p text:style-name="Standard"/>
      <text:p text:style-name="Standard">Fleet is around here. You can find them after a search of the area. You can also get stuck on Sandbanks and take some damage and the fleet finds you instead.</text:p>
      <text:p text:style-name="Standard"/>
      <text:p text:style-name="Standard"/>
      <text:p text:style-name="Standard">The Fleet.</text:p>
      <text:p text:style-name="Standard"/>
      <text:p text:style-name="Standard">Introduction to Fleet Admiral and cadre of Captains.</text:p>
      <text:p text:style-name="Standard">Fleet Admiral is a thoroughly stubborn individual that refuses to consider withdrawal and is here to do her task. Will be very critical of Avolcs actions up to this point, but will be impressed by the Intel and if you managed to destroy the enemy vessel.</text:p>
      <text:p text:style-name="Standard"/>
      <text:p text:style-name="Standard">The fleet admiral knows the location of the neutral port, but though it has no outright open signs of pirates, her thorough search of the area has revealed no other pirate haven yet.</text:p>
      <text:p text:style-name="Standard"/>
      <text:p text:style-name="Standard">She wants to attack and blockade the port. <text:s/>But she needs more justification to attack it, her fellow captains have talked her down from aggressive action. Has possible communication and collaboration with a mercenary Trading house of Gryphs that has given them a lot of inside information.</text:p>
      <text:p text:style-name="Standard"/>
      <text:p text:style-name="Standard">Its suspected the leader of the pirates have a discreet hideout in the port, managing to hide or bribe themselves from the Empire and Kingdom Patrols both.</text:p>
      <text:p text:style-name="Standard"/>
      <text:p text:style-name="Standard"/>
      <text:p text:style-name="Standard">A possible battle occurs from the fleets pursuers who decide to make a move.</text:p>
      <text:p text:style-name="Standard">Avolc is not active in the tactics of the fight and have to obey orders as they come. The brilliance of the fleet admirals tactical sense is revealed as she manages to rout the attack by clever maneuvering.</text:p>
      <text:p text:style-name="Standard">If you obey your orders exactly, you take more crew-losses but gain an overall larger strategic victory.</text:p>
      <text:p text:style-name="Standard"/>
      <text:p text:style-name="Standard"/>
      <text:p text:style-name="Standard"/>
      <text:p text:style-name="Standard"/>
      <text:p text:style-name="Standard"/>
      <text:p text:style-name="Standard">Avolc is “asked” to infiltrate Port-nowhere, posing as merchants of the merchant league. Is given a dinky captured ship and get to choose some crew to take with her.</text:p>
      <text:p text:style-name="Standard"/>
      <text:p text:style-name="Standard">Port-Nowhere is a free-port, regulated in its own way but belonging to no nation. The Empire has some galleys in dock here and even a Gryph Trade-cruiser is anchored a distance away.</text:p>
      <text:p text:style-name="Standard"/>
      <text:p text:style-name="Standard">The infiltration takes Avolc to various places of the port. Where she can find out several details of how things are amiss and the general population is suffering. Wingless is introduced, carrying dire warnings. Hints of Thunderhill prisoners having been here can be found.</text:p>
      <text:p text:style-name="Standard">Clues of the weapons origins can be found.</text:p>
      <text:p text:style-name="Standard"/>
      <text:p text:style-name="Standard">The infiltration has to be made with minimum amount of Awes, you can only pick one or two officers with you. Keeper and Zat has to come and act as leaders.</text:p>
      <text:p text:style-name="Standard"/>
      <text:p text:style-name="Standard">Possible contact with The sailing company representatives.</text:p>
      <text:p text:style-name="Standard"/>
      <text:p text:style-name="Standard"/>
      <text:p text:style-name="Standard">Brainstorm:</text:p>
      <text:p text:style-name="Standard"/>
      <text:p text:style-name="Standard">Fleet Admiral wants to lure out or thinks she's destroyed the majority of the pirate fleet. Wants to blockade Port nowhere as in the great blockade. But its a trap, it was all a trap all along to lure the awe fleet here and destroy it. And some Gryph trading houses were in on it.</text:p>
      <text:p text:style-name="Standard">Drudge 'Diplomat' is at the gryph capitol, trying to get the gryphs to repay their favors with a expeditionary fleet to the west. Favours being new weapons.</text:p>
      <text:p text:style-name="Standard"/>
      <text:p text:style-name="Standard">Though the port is trying to operate normally, there are signs of pirates having taken over everywhere. Angry inhabitants and loitering ruffians.</text:p>
      <text:p text:style-name="Standard"/>
      <text:p text:style-name="Standard">Depending on how discreet you've been you can either escape with the information you've received or you get captured and imprisoned with other Awes.</text:p>
      <text:p text:style-name="Standard"/>
      <text:p text:style-name="Standard">Either way the Admiral will attack, though it will go poorly for your fleet and crew with less information going in.</text:p>
      <text:p text:style-name="Standard"/>
      <text:p text:style-name="Standard">Attack on port nowhere.</text:p>
      <text:p text:style-name="Standard">Not all of the port if hostile and the Fleet-admirals intent is to blockade the port like in the great blockade.</text:p>
      <text:p text:style-name="Standard">But the operation turns into a trap, the fleet is expected and opened fire upon by stationary cannons all over the port warehouse district. Hordes of armed and armored gators assail the fleets troops and hidden ships come in to attack.</text:p>
      <text:p text:style-name="Standard"/>
      <text:p text:style-name="Standard">The attack turns into a rout and during the escape you have to make several hard choices. When things look the hardest, Valnos rescues you at a cost.</text:p>
      <text:p text:style-name="Standard"/>
      <text:p text:style-name="Standard">You make an narrow escape, depending on the state of your ship, you can rescue some stranded Awes from other ships. The fleet is entirely scattered and most of it destroyed depending on your level of intel from the port. Some might escape into the maze of islands.</text:p>
      <text:p text:style-name="Standard"/>
      <text:p text:style-name="Standard">Grief and some despair grips the crew. You have to be strong for them and give them focus.</text:p>
      <text:p text:style-name="Standard">You can decide to head for Kingdom of Plumes to find help and culprits conspirators. You have found clues of the thunder-weapons coming from here.</text:p>
      <text:p text:style-name="Standard">(Should there be more choices of where to go? Sea of fangs are closed. Wulfland is a possible suspect conspirator. Empire is a hard place, perhaps there. )</text:p>
      <text:p text:style-name="Standard"/>
      <text:p text:style-name="Standard"/>
      <text:p text:style-name="Standard"/>
      <text:p text:style-name="Standard"/>
      <text:p text:style-name="Standard">Arriving at the port capitol of the Kingdom takes you in at the splendor and wealth of the Gryphs. The port is ancient and has been expanded upon for centuries. Its bustling with traffic. But there's trouble in the air here and the crown of one of the biggest trees in the center of the town is smoldering from a recent fire.</text:p>
      <text:p text:style-name="Standard"/>
      <text:p text:style-name="Standard">Something has happened here and the port is in uproar about it. Apparently there's been a coup attempt. Your arrival with the news of Port-nowhere being a haven for a new pirate lord, possibly a warlord falls deaf ears as Gryphs are preoccupied with their own problems.</text:p>
      <text:p text:style-name="Standard"/>
      <text:p text:style-name="Standard">The arrival of the pirate fleet soon behind you makes matters further complicated and causes a stir.</text:p>
      <text:p text:style-name="Standard"/>
      <text:p text:style-name="Standard">Soon you gain allies, perhaps seeking out House Blueleaf or a competitor house that approaches you, offering assistance. <text:s/>And you're brought up to the high courts of the Gryph major houses.</text:p>
      <text:p text:style-name="Standard">The king of the Gryphs and the leading House have been slain and brought to ruin and the lower houses are clamoring for who to take their place.</text:p>
      <text:p text:style-name="Standard"/>
      <text:p text:style-name="Standard">In the end, “Traitor” houses have conspired to overthrow the old establishment, who believed more in a free-market and have funded the piracy efforts in order to stifle competition and gain a upper-hand. Gryphs have seen a decline in their profits since Awes and Wulfs started joining in on the major trading and flooding the market with cheap metals. A balance that has existed for a long time have over short time shuffled wealth and standing around considerably.</text:p>
      <text:p text:style-name="Standard"/>
      <text:p text:style-name="Standard">The Gator Warlord himself makes an appearance to give the traitor houses his backing. Though their goal is in the end to invade Aweland, the gryph houses care little, as long as they receive the premium rights on trading between east and west.</text:p>
      <text:p text:style-name="Standard"/>
      <text:p text:style-name="Standard">House Blueleaf is one of the traitor-houses, Kveest, who's been too low-ranking to know of this plot is dismayed but ultimately loyal to his lineage. He offers you a chance to escape but wont be able to help unless you can convince him to join you.</text:p>
      <text:p text:style-name="Standard">The alternate house you could ally with prove to be more of an ally, but mostly because they have the most to loose on the usurping establishment. Several Gryphs join your crew with them.</text:p>
      <text:p text:style-name="Standard"/>
      <text:p text:style-name="Standard">A Drudge observer is very riled up about the news of Thunder weapons being in use, especially in such nefarious ways. They find their way to you and offer to guide you to Novinus, the Drudge homeland to the south and take up your case there. Thats where the weapons come from and this is a serious breach of their laws and trust.</text:p>
      <text:p text:style-name="Standard"/>
      <text:p text:style-name="Standard">You head for Novinus and have to escape pirates and the Kingdom port once more.</text:p>
      <text:p text:style-name="Standard"/>
      <text:p text:style-name="Standard">You pass by old Preenlon lands toward Novinus. It is nowdays Gator vassal land and loyal to the new Pirate Warlord.</text:p>
      <text:p text:style-name="Standard"/>
      <text:p text:style-name="Standard">At Novinus, basically a fortress island with imposing defenses you are accepted with some wariness and curiosity. No Awes have been invited here before.</text:p>
      <text:p text:style-name="Standard"/>
      <text:p text:style-name="Standard">You are allowed to make your case to the Drudge council.</text:p>
      <text:p text:style-name="Standard">There might be two factions at play here. One supporting the distribution of knowledge and tech, heretics. And the conservative establishment who prefer isolation.</text:p>
      <text:p text:style-name="Standard"/>
      <text:p text:style-name="Standard">If you fail to convince the isolationist council, the heretics approach you with a plan to help.</text:p>
      <text:p text:style-name="Standard">You can then either accept their help, or double-cross them and expose them to the conservatives.</text:p>
      <text:p text:style-name="Standard"/>
      <text:p text:style-name="Standard">Gaining the trust of the conservatives involve convincing them that their leaks have put your entire nation and people at grave peril and disadvantage and guilt them into providing your people equalization against your odds. Gaining their help will help in the overall war-effort diplomatically, repair your ship and give you access home, westward.</text:p>
      <text:p text:style-name="Standard"/>
      <text:p text:style-name="Standard">Getting the help of the Heretics means getting your hand on more advanced tech, but the ire of the conservatives. The war-effort will not gain as much help, though the tech advantage of stronger more advanced cannons and plans for firearms do help. The heretics were ultimately the ones<text:s/><text:soft-page-break/>responsible for leaking the cannon tech in the first place however.</text:p>
      <text:p text:style-name="Standard"/>
      <text:p text:style-name="Standard">Possible to get the help of both?</text:p>
      <text:p text:style-name="Standard"/>
      <text:p text:style-name="Standard">Either who you get the help of, you acquire the map and means for a way home. The way east is blocked by the pirate fleet who no doubt guard the passage through the fangs.</text:p>
      <text:p text:style-name="Standard">Your only choice is to go around, West, and head for the east coast around the globe past the cursed seas.</text:p>
      <text:p text:style-name="Standard"/>
      <text:p text:style-name="Standard">This passage and place has religious significance to Drudges. Who say your will only make it if the “Eye of the Father” judges you worthy.</text:p>
      <text:p text:style-name="Standard"/>
      <text:p text:style-name="Standard">So off you go. Toward unknown seas. You have to make it home with warnings and aid before the pirate warlord amasses his grand armada and invades the west coast after the sea of fangs are made passable once more.</text:p>
      <text:p text:style-name="Standard"/>
      <text:p text:style-name="Standard">You will have a Drudge or two with you.</text:p>
      <text:p text:style-name="Standard"/>
      <text:p text:style-name="Standard"/>
      <text:h text:style-name="Heading1" text:outline-level="1">Old<text:s/>draft:</text:h>
      <text:p text:style-name="Standard"/>
      <text:p text:style-name="P5">Avolc arrives at thousand islands and start to search various pre-marked rendezvous spots. On one, a sudden scout appears from one of the islands and makes his report.</text:p>
      <text:p text:style-name="P6">The Awe fleet is in retreat. They arrived in force and spread out as planned, to find pirate hide-away, but that sprung the trap. The ships were assaulted, outnumbered and outgunned. The few of the Awe-fleet that managed to escape the snare gathered together and are now in a running fight around the islands, cut off from escape. Now you are in this trap too.</text:p>
      <text:p text:style-name="P7">You meet with what remains of the fleet who are planning a surprise counter-attack on what they've found to be port-nowhere, which is their base of operations.</text:p>
      <text:p text:style-name="P8">The attack goes well, Avolc leads a troop onto the island to rescue some of the captured crews. But they warn that its a trap! And at that moment, thunderous cannons sound as ships start to emerge and overwhelm the attacks.</text:p>
      <text:p text:style-name="P9">Avolc and her crew fight they way back to their ships. But not before loosing important crew-members who bravely buy everyone time. Detonating their black-powder stores and nearly blowing the whole floating port up.</text:p>
      <text:p text:style-name="P10">Avolc manages to escape with one or two other ships. They cant flee east anymore, so they flee westward.</text:p>
      <text:p text:style-name="P11">The fleet is lost, the enemy is greater then they imagined and planning a full-scale assault on Aweland. Their attack though a loss, might have bought their homeland some time, but with no way to know whats coming, that time will count for naught.</text:p>
      <text:p text:style-name="P12">The plan is to head for Gryphlands and perhaps secure a Gryph trade-ship that can make the passage east and warn everyone.</text:p>
      <text:p text:style-name="P13">But as they arrive in Gryphlands, there's turmoil there aswell. A coup and trading houses in open conflict with one another. One that supports the pirate fleet and one that opposes it.</text:p>
      <text:soft-page-break/>
      <text:p text:style-name="P14">Alas the supporting house has the military advantage and though Avolc is allowed there for diplomatic reasons, there will be no help there. House Blueleaf offers its aid however, or a defecting part of it and a new planned is hatched.</text:p>
      <text:p text:style-name="Standard"/>
      <text:p text:style-name="Standard"/>
      <text:p text:style-name="Standard">Core<text:s/>Game<text:s/>event<text:s/>outline:<text:s/></text:p>
      <text:p text:style-name="Standard"/>
      <text:list text:style-name="LFO2" text:continue-numbering="true">
        <text:list-item>
          <text:p text:style-name="P15">Arrival at Thousand Isles, finding scout. <text:s/>-&gt;<text:s/>Navpoint 2 &amp; 3</text:p>
        </text:list-item>
      </text:list>
      <text:p text:style-name="Standard"/>
      <text:list text:style-name="LFO1" text:continue-numbering="true">
        <text:list-item>
          <text:p text:style-name="P16">Navpoint 2 (Three sons isle.)<text:s/>-&gt; Nav 4 or 3 <text:s/>+days</text:p>
        </text:list-item>
        <text:list-item>
          <text:p text:style-name="P17">Navpoint 3 (Scout and Gryph Islanders<text:s/>A)<text:s/>-&gt; Nav 4 or 2 <text:s/>+days</text:p>
        </text:list-item>
      </text:list>
      <text:p text:style-name="P18"/>
      <text:p text:style-name="P19"/>
      <text:list text:style-name="LFO2" text:continue-numbering="true">
        <text:list-item>
          <text:p text:style-name="P20">Navpoint 4 (Broken ship - Demolevel)<text:s/>-&gt; Fertile and Sandbanks</text:p>
        </text:list-item>
      </text:list>
      <text:p text:style-name="Standard"/>
      <text:list text:style-name="LFO3" text:continue-numbering="true">
        <text:list-item>
          <text:p text:style-name="P21">Fertile isles <text:s/>(Pursue kidnapped Awe/leads)<text:s/><text:s/>-&gt; Foraging ship or Islanders B if too slow.</text:p>
        </text:list-item>
        <text:list-item>
          <text:p text:style-name="P22">Sandbanks (Pursue kidnapped Awe/leads)<text:s text:c="2"/>-&gt;Capture/ Islanders B</text:p>
        </text:list-item>
      </text:list>
      <text:list text:style-name="LFO2" text:continue-numbering="true">
        <text:list-item>
          <text:p text:style-name="P23">Foraging ship <text:s/>(Awe frigate found.) -&gt; Fleet</text:p>
        </text:list-item>
        <text:list-item>
          <text:p text:style-name="P24">Islanders B <text:s/>(Semi-hostile. Many outcomes.) -&gt; Fleet or capture</text:p>
        </text:list-item>
        <text:list-item>
          <text:p text:style-name="P25">Capture (Taken to Port Nowhere as prizes.) -&gt;<text:s/>Infiltration or Assault if fail.<text:s/></text:p>
        </text:list-item>
      </text:list>
      <text:p text:style-name="P26"/>
      <text:p text:style-name="Standard"/>
      <text:p text:style-name="Standard"/>
      <text:list text:style-name="LFO2" text:continue-numbering="true">
        <text:list-item>
          <text:p text:style-name="P27">Fleet (Meeting Fleetadmiral)</text:p>
        </text:list-item>
        <text:list-item>
          <text:p text:style-name="P28">1<text:span text:style-name="T29">st</text:span><text:s/>Fleet Battle <text:s/>(Defeating pursuers.)<text:s/>-&gt; Infiltration mission or Assault if you haven’t impressed Admiral.</text:p>
        </text:list-item>
      </text:list>
      <text:p text:style-name="P30"/>
      <text:list text:style-name="LFO4" text:continue-numbering="true">
        <text:list-item>
          <text:p text:style-name="P31">Infiltration of Nowhere<text:s/>(Find information to mitigate losses on assault or captured)</text:p>
        </text:list-item>
      </text:list>
      <text:p text:style-name="Standard"/>
      <text:list text:style-name="LFO5" text:continue-numbering="true">
        <text:list-item>
          <text:p text:style-name="P32">Assault Port Nowhere<text:s text:c="2"/>(Fleet Admiral assaults. If captured, you’re rescued.<text:s/>Big Ambush)</text:p>
        </text:list-item>
        <text:list-item>
          <text:p text:style-name="P33">Escape Port Nowhere<text:s/>(Losses dependant on intel/choices/capture. Valnos lost.<text:s/>Port nowhere burns.)</text:p>
        </text:list-item>
        <text:list-item>
          <text:p text:style-name="P34">Escape/Doubts/morale <text:s/>(Dream sequence? Speech/choices/split up with fleet.)</text:p>
        </text:list-item>
        <text:list-item>
          <text:p text:style-name="P35">Kingdom of Plumes<text:s text:c="2"/>(Post-coup, military tension, house-wars.) -&gt; Blueleaf or Emberclaw<text:s/></text:p>
        </text:list-item>
      </text:list>
      <text:list text:style-name="LFO4" text:continue-numbering="true">
        <text:list-item>
          <text:p text:style-name="P36">House Blueleaf<text:s text:c="3"/>(Kveest<text:s/>seeks you out first)</text:p>
        </text:list-item>
        <text:list-item>
          <text:p text:style-name="P37">House Emberclaw.<text:s/>(Seeks you out<text:s/>second, snooty, seeking alliances.)</text:p>
        </text:list-item>
      </text:list>
      <text:list text:style-name="LFO6" text:continue-numbering="true">
        <text:list-item>
          <text:p text:style-name="P38">Audience<text:s text:c="3"/>(Drudge Diplomat.<text:s/>Find the conspiracy against Awes. Pirate warlord arrives.)<text:s/></text:p>
        </text:list-item>
      </text:list>
      <text:list text:style-name="LFO7" text:continue-numbering="true">
        <text:list-item>
          <text:p text:style-name="P39">Fight/escape<text:s text:c="2"/>(Blueleaf betrayal. Damage?)</text:p>
        </text:list-item>
        <text:list-item>
          <text:p text:style-name="P40">Smuggled out<text:s/>(Emberclaw rescue)</text:p>
        </text:list-item>
      </text:list>
      <text:list text:style-name="LFO6" text:continue-numbering="true">
        <text:list-item>
          <text:p text:style-name="P41">2<text:span text:style-name="T42">nd</text:span><text:s/>Ceremony of Light<text:s text:c="2"/>(Honoring the fallen. Cadet promotions.)</text:p>
        </text:list-item>
        <text:list-item>
          <text:p text:style-name="P43">Novinus<text:s text:c="2"/>(Diplomat delivered. Audience about canons. Picking sides.)</text:p>
        </text:list-item>
      </text:list>
      <text:list text:style-name="LFO8" text:continue-numbering="true">
        <text:list-item>
          <text:p text:style-name="P44">Heretics<text:s text:c="2"/>(Offers technology for support)</text:p>
        </text:list-item>
        <text:list-item>
          <text:p text:style-name="P45">Conservatives<text:s/>(Offers political influence)</text:p>
        </text:list-item>
      </text:list>
      <text:list text:style-name="LFO9" text:continue-numbering="true">
        <text:list-item>
          <text:p text:style-name="P46">West<text:s text:c="2"/>(Wrap-up. Sailing west to get hom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system" style:font-pitch="variable" svg:panose-1="0 0 4 0 0 0 0 0 0 0"/>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i Niemi</meta:initial-creator>
    <dc:creator>Joni Niemi</dc:creator>
    <meta:creation-date>2018-07-30T09:30:00Z</meta:creation-date>
    <dc:date>2018-07-30T14:31:00Z</dc:date>
    <meta:template xlink:href="Normal.dotm" xlink:type="simple"/>
    <meta:editing-cycles>7</meta:editing-cycles>
    <meta:editing-duration>PT11160S</meta:editing-duration>
    <meta:document-statistic meta:page-count="7" meta:paragraph-count="33" meta:word-count="2687" meta:character-count="16899" meta:row-count="118" meta:non-whitespace-character-count="14245"/>
  </office:meta>
</office:document-meta>
</file>